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4pt" style:font-size-asian="12.25pt" style:font-size-complex="14pt"/>
    </style:style>
    <style:style style:name="P2" style:family="paragraph" style:parent-style-name="Standard">
      <style:text-properties style:font-name="Arial" fo:font-size="14pt" officeooo:rsid="00031307" officeooo:paragraph-rsid="00031307" style:font-size-asian="12.25pt" style:font-size-complex="14pt"/>
    </style:style>
    <style:style style:name="P3" style:family="paragraph" style:parent-style-name="Standard">
      <style:text-properties style:font-name="Arial" fo:font-size="14pt" officeooo:rsid="0004cd46" officeooo:paragraph-rsid="0004cd46" style:font-size-asian="14pt" style:font-size-complex="14pt"/>
    </style:style>
    <style:style style:name="P4" style:family="paragraph" style:parent-style-name="Standard">
      <style:text-properties style:font-name="Arial" fo:font-size="14pt" officeooo:rsid="0005992e" officeooo:paragraph-rsid="0005992e" style:font-size-asian="14pt" style:font-size-complex="14pt"/>
    </style:style>
    <style:style style:name="P5" style:family="paragraph" style:parent-style-name="Standard">
      <style:text-properties style:font-name="Arial" fo:font-size="14pt" officeooo:rsid="00069b0a" officeooo:paragraph-rsid="00069b0a" style:font-size-asian="14pt" style:font-size-complex="14pt"/>
    </style:style>
    <style:style style:name="P6" style:family="paragraph" style:parent-style-name="Standard">
      <style:text-properties officeooo:paragraph-rsid="00031307"/>
    </style:style>
    <style:style style:name="P7" style:family="paragraph" style:parent-style-name="Standard">
      <style:text-properties style:font-name="Arial" fo:font-size="14pt" fo:font-weight="normal" officeooo:rsid="00031307" officeooo:paragraph-rsid="00031307" style:font-size-asian="12.25pt" style:font-weight-asian="normal" style:font-size-complex="14pt" style:font-weight-complex="normal"/>
    </style:style>
    <style:style style:name="P8" style:family="paragraph" style:parent-style-name="Standard">
      <style:text-properties fo:color="#2f2b20" loext:opacity="100%" style:font-name="Arial" fo:font-size="14pt" fo:language="en" fo:country="US" officeooo:paragraph-rsid="00031307" style:letter-kerning="true" style:font-size-asian="14pt" style:font-size-complex="14pt"/>
    </style:style>
    <style:style style:name="P9" style:family="paragraph" style:parent-style-name="Standard">
      <style:text-properties fo:color="#2f2b20" loext:opacity="100%" style:font-name="Arial" fo:font-size="14pt" fo:language="en" fo:country="US" officeooo:rsid="00031307" officeooo:paragraph-rsid="00031307" style:letter-kerning="true" style:font-size-asian="14pt" style:font-size-complex="14pt"/>
    </style:style>
    <style:style style:name="P10" style:family="paragraph" style:parent-style-name="Standard">
      <style:text-properties fo:font-variant="normal" fo:text-transform="none" fo:color="#000000" loext:opacity="100%" style:font-name="Arial" fo:font-size="14pt" fo:letter-spacing="normal" fo:font-style="normal" fo:font-weight="normal" officeooo:rsid="00031307" officeooo:paragraph-rsid="00031307" style:font-size-asian="14pt" style:font-weight-asian="normal" style:font-size-complex="14pt" style:font-weight-complex="normal"/>
    </style:style>
    <style:style style:name="P11" style:family="paragraph" style:parent-style-name="Standard">
      <style:text-properties fo:font-variant="normal" fo:text-transform="none" fo:color="#000000" loext:opacity="100%" style:font-name="Arial" fo:font-size="14pt" fo:letter-spacing="normal" fo:font-style="normal" fo:font-weight="normal" officeooo:rsid="0004cd46" officeooo:paragraph-rsid="0004cd46" style:font-size-asian="14pt" style:font-weight-asian="normal" style:font-size-complex="14pt" style:font-weight-complex="normal"/>
    </style:style>
    <style:style style:name="P12" style:family="paragraph" style:parent-style-name="Standard">
      <style:text-properties fo:font-variant="normal" fo:text-transform="none" fo:color="#000000" loext:opacity="100%" style:font-name="Arial" fo:font-size="14pt" fo:letter-spacing="normal" fo:font-style="normal" fo:font-weight="normal" officeooo:rsid="00055567" officeooo:paragraph-rsid="00055567" style:font-size-asian="14pt" style:font-weight-asian="normal" style:font-size-complex="14pt" style:font-weight-complex="normal"/>
    </style:style>
    <style:style style:name="P13" style:family="paragraph" style:parent-style-name="Standard">
      <style:text-properties fo:font-variant="normal" fo:text-transform="none" fo:color="#000000" loext:opacity="100%" style:font-name="Arial" fo:font-size="14pt" fo:letter-spacing="normal" fo:font-style="normal" fo:font-weight="normal" officeooo:rsid="00069b0a" officeooo:paragraph-rsid="00069b0a" style:font-size-asian="14pt" style:font-weight-asian="normal" style:font-size-complex="14pt" style:font-weight-complex="normal"/>
    </style:style>
    <style:style style:name="P14" style:family="paragraph" style:parent-style-name="Standard">
      <style:text-properties fo:font-variant="normal" fo:text-transform="none" fo:color="#000000" loext:opacity="100%" style:font-name="Arial" fo:font-size="14pt" fo:letter-spacing="normal" fo:font-style="normal" fo:font-weight="normal" officeooo:rsid="000789b3" officeooo:paragraph-rsid="00069b0a" style:font-size-asian="14pt" style:font-weight-asian="normal" style:font-size-complex="14pt" style:font-weight-complex="normal"/>
    </style:style>
    <style:style style:name="P15" style:family="paragraph" style:parent-style-name="Standard">
      <style:text-properties fo:font-variant="normal" fo:text-transform="none" fo:color="#000000" loext:opacity="100%" style:font-name="Arial" fo:font-size="14pt" fo:letter-spacing="normal" fo:font-style="normal" fo:font-weight="normal" officeooo:rsid="000789b3" officeooo:paragraph-rsid="000789b3" style:font-size-asian="14pt" style:font-weight-asian="normal" style:font-size-complex="14pt" style:font-weight-complex="normal"/>
    </style:style>
    <style:style style:name="P16" style:family="paragraph" style:parent-style-name="Standard">
      <style:text-properties fo:font-variant="normal" fo:text-transform="none" fo:color="#000000" loext:opacity="100%" style:font-name="Arial" fo:font-size="14pt" fo:letter-spacing="normal" fo:font-style="normal" fo:font-weight="normal" officeooo:rsid="0009455f" officeooo:paragraph-rsid="0009455f" style:font-size-asian="14pt" style:font-weight-asian="normal" style:font-size-complex="14pt" style:font-weight-complex="normal"/>
    </style:style>
    <style:style style:name="P17" style:family="paragraph" style:parent-style-name="Standard">
      <style:text-properties fo:font-variant="normal" fo:text-transform="none" fo:color="#000000" loext:opacity="100%" style:font-name="Arial" fo:font-size="14pt" fo:letter-spacing="normal" fo:font-style="normal" fo:font-weight="normal" officeooo:rsid="0009707c" officeooo:paragraph-rsid="0009707c" style:font-size-asian="14pt" style:font-weight-asian="normal" style:font-size-complex="14pt" style:font-weight-complex="normal"/>
    </style:style>
    <style:style style:name="P18" style:family="paragraph" style:parent-style-name="Standard">
      <style:text-properties officeooo:paragraph-rsid="0009455f"/>
    </style:style>
    <style:style style:name="P19" style:family="paragraph" style:parent-style-name="Standard">
      <style:text-properties officeooo:rsid="0009455f" officeooo:paragraph-rsid="0009455f"/>
    </style:style>
    <style:style style:name="P20" style:family="paragraph" style:parent-style-name="Standard">
      <style:text-properties officeooo:rsid="0009707c" officeooo:paragraph-rsid="0009707c"/>
    </style:style>
    <style:style style:name="T1" style:family="text">
      <style:text-properties fo:font-weight="normal" style:font-weight-asian="normal" style:font-weight-complex="normal"/>
    </style:style>
    <style:style style:name="T2" style:family="text">
      <style:text-properties fo:font-variant="normal" fo:text-transform="none" fo:color="#000000" loext:opacity="100%" fo:letter-spacing="normal" fo:font-style="normal" fo:font-weight="normal" style:font-weight-asian="normal" style:font-weight-complex="normal"/>
    </style:style>
    <style:style style:name="T3" style:family="text">
      <style:text-properties fo:font-variant="normal" fo:text-transform="none" fo:color="#000000" loext:opacity="100%" fo:letter-spacing="normal" fo:font-style="normal" fo:font-weight="normal" officeooo:rsid="00055567" style:font-weight-asian="normal" style:font-weight-complex="normal"/>
    </style:style>
    <style:style style:name="T4" style:family="text">
      <style:text-properties fo:font-variant="normal" fo:text-transform="none" fo:color="#000000" loext:opacity="100%" fo:letter-spacing="normal" fo:font-style="normal" fo:font-weight="normal" officeooo:rsid="00069b0a" style:font-weight-asian="normal" style:font-weight-complex="normal"/>
    </style:style>
    <style:style style:name="T5" style:family="text">
      <style:text-properties fo:font-variant="normal" fo:text-transform="none" fo:color="#000000" loext:opacity="100%" fo:letter-spacing="normal" fo:font-style="normal" fo:font-weight="normal" officeooo:rsid="000789b3" style:font-weight-asian="normal" style:font-weight-complex="normal"/>
    </style:style>
    <style:style style:name="T6" style:family="text">
      <style:text-properties fo:font-variant="normal" fo:text-transform="none" fo:color="#000000" loext:opacity="100%" style:font-name="Arial" fo:font-size="14pt" fo:letter-spacing="normal" fo:font-style="normal" fo:font-weight="normal" officeooo:rsid="00031307" style:font-size-asian="12.25pt" style:font-weight-asian="normal" style:font-size-complex="14pt" style:font-weight-complex="normal"/>
    </style:style>
    <style:style style:name="T7" style:family="text">
      <style:text-properties fo:font-variant="normal" fo:text-transform="none" fo:color="#000000" loext:opacity="100%" style:font-name="Arial"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000000" loext:opacity="100%" style:font-name="Arial" fo:font-size="14pt" fo:letter-spacing="normal" fo:font-style="normal" fo:font-weight="normal" officeooo:rsid="00031307" style:font-size-asian="14pt" style:font-weight-asian="normal" style:font-size-complex="14pt" style:font-weight-complex="normal"/>
    </style:style>
    <style:style style:name="T9" style:family="text">
      <style:text-properties fo:font-variant="normal" fo:text-transform="none" fo:color="#000000" loext:opacity="100%" style:font-name="Arial" fo:font-size="14pt" fo:letter-spacing="normal" fo:font-style="normal" fo:font-weight="normal" officeooo:rsid="0004cd46" style:font-size-asian="14pt" style:font-weight-asian="normal" style:font-size-complex="14pt" style:font-weight-complex="normal"/>
    </style:style>
    <style:style style:name="T10" style:family="text">
      <style:text-properties fo:font-variant="normal" fo:text-transform="none" fo:color="#000000" loext:opacity="100%" style:font-name="Arial" fo:font-size="14pt" fo:letter-spacing="normal" fo:font-style="normal" fo:font-weight="normal" officeooo:rsid="0009455f" style:font-size-asian="14pt" style:font-weight-asian="normal" style:font-size-complex="14pt" style:font-weight-complex="normal"/>
    </style:style>
    <style:style style:name="T11" style:family="text">
      <style:text-properties fo:font-variant="normal" fo:text-transform="none" fo:color="#000000" loext:opacity="100%" style:font-name="Arial" fo:font-size="14pt" fo:letter-spacing="normal" fo:font-style="normal" fo:font-weight="normal" officeooo:rsid="0009707c" style:font-size-asian="14pt" style:font-weight-asian="normal" style:font-size-complex="14pt" style:font-weight-complex="normal"/>
    </style:style>
    <style:style style:name="T12" style:family="text">
      <style:text-properties fo:font-variant="normal" fo:text-transform="none" fo:color="#2f2b20" loext:opacity="100%" style:font-name="Arial" fo:font-size="14pt" fo:letter-spacing="normal" fo:language="en" fo:country="US" fo:font-style="normal" fo:font-weight="normal" style:letter-kerning="true" style:font-size-asian="14pt" style:font-weight-asian="normal" style:font-size-complex="14pt" style:font-weight-complex="normal"/>
    </style:style>
    <style:style style:name="T13" style:family="text">
      <style:text-properties fo:color="#2f2b20" loext:opacity="100%" style:font-name="Arial" fo:font-size="14pt" fo:language="en" fo:country="US" fo:font-weight="bold" style:letter-kerning="true" style:font-size-asian="14pt" style:font-weight-asian="bold" style:font-size-complex="14pt"/>
    </style:style>
    <style:style style:name="T14" style:family="text">
      <style:text-properties fo:color="#2f2b20" loext:opacity="100%" style:font-name="Arial" fo:font-size="14pt" fo:language="en" fo:country="US" style:letter-kerning="true" style:font-size-asian="14pt" style:font-size-complex="14pt"/>
    </style:style>
    <style:style style:name="T15" style:family="text">
      <style:text-properties fo:color="#2f2b20" loext:opacity="100%" style:font-name="Arial" fo:font-size="14pt" fo:language="en" fo:country="US" officeooo:rsid="00031307" style:letter-kerning="true" style:font-size-asian="14pt" style:font-size-complex="14pt"/>
    </style:style>
    <style:style style:name="T16" style:family="text">
      <style:text-properties fo:color="#2f2b20" loext:opacity="100%" style:font-name="Arial" fo:font-size="14pt" fo:language="en" fo:country="US" fo:font-style="italic" fo:font-weight="bold" style:letter-kerning="true" style:font-size-asian="14pt" style:font-style-asian="italic" style:font-weight-asian="bold" style:font-size-complex="14pt"/>
    </style:style>
    <style:style style:name="T17" style:family="text">
      <style:text-properties fo:color="#2f2b20" loext:opacity="100%" style:font-name="Arial" fo:font-size="14pt" fo:language="en" fo:country="US" fo:font-weight="normal" style:letter-kerning="true" style:font-size-asian="14pt" style:font-weight-asian="normal" style:font-size-complex="14pt" style:font-weight-complex="normal"/>
    </style:style>
    <style:style style:name="T18" style:family="text">
      <style:text-properties fo:color="#2f2b20" loext:opacity="100%" style:font-name="Arial" fo:font-size="14pt" fo:language="en" fo:country="US" fo:font-style="normal" fo:font-weight="normal" style:letter-kerning="true"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AB<text:span text:style-name="T1"> 2 Queue <text:tab/><text:tab/><text:tab/><text:tab/><text:tab/><text:tab/>SUYOG DHAKAL 075BCT092</text:span></text:p>
      <text:p text:style-name="P7"/>
      <text:p text:style-name="P7">Theory:</text:p>
      <text:p text:style-name="P7"/>
      <text:p text:style-name="P7">Queue:</text:p>
      <text:p text:style-name="P6"><text:span text:style-name="T6"><text:tab/></text:span><text:span text:style-name="T12">A </text:span><text:span text:style-name="T17">Queue</text:span><text:span text:style-name="T13"> </text:span><text:span text:style-name="T14">is an ordered collection of items from which <text:s/>items may be deleted at one end (called the </text:span><text:span text:style-name="T18">front </text:span><text:span text:style-name="T14">of the <text:s/>queue) and into which items may be inserted at the other <text:s/>end (the </text:span><text:span text:style-name="T18">rear</text:span><text:span text:style-name="T16"> </text:span><text:span text:style-name="T14">of the queue).The first element inserted into the queue is the first <text:s/>element to be removed. For this reason a queue is <text:s/>sometimes called a </text:span><text:span text:style-name="T17">FIFO</text:span><text:span text:style-name="T13"> </text:span><text:span text:style-name="T14">(first-in first-out) list.</text:span></text:p>
      <text:p text:style-name="P8"/>
      <text:p text:style-name="P9">Circular queue:</text:p>
      <text:p text:style-name="P6"><text:span text:style-name="T15"><text:tab/>circular queue is not linear. In </text:span><text:span text:style-name="T14">circular queue, once the Queue is full ,the "First" element of the queue becomes the “Rear" most element, if and only if ,the "Front“ has moved forward. Otherwise it will again be a "Queue overflow" state.</text:span></text:p>
      <text:p text:style-name="P9"/>
      <text:p text:style-name="P8"><text:tab/></text:p>
      <text:p text:style-name="P10">Enqueue: inserting an item </text:p>
      <text:p text:style-name="P10">Dequeue: deleting an item</text:p>
      <text:p text:style-name="P10"/>
      <text:p text:style-name="P10"/>
      <text:p text:style-name="P17">Deque:</text:p>
      <text:p text:style-name="P17"><text:tab/>a double ended queue i.e. deque is a list in which the elements can be inserted or deleted at either end in constant time. It is also known as a head-tail list because elements can be added to or removed from either the front or the rear en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1.Perform enqueue and dequeue operation in linear queue.</text:p>
      <text:p text:style-name="P10"/>
      <text:p text:style-name="P10">Enqueue</text:p>
      <text:p text:style-name="P10">1.start</text:p>
      <text:p text:style-name="P6"><text:span text:style-name="T8">2.</text:span><text:span text:style-name="T9">initialize front=rear=-1, A[MAX].</text:span></text:p>
      <text:p text:style-name="P11">3.if rear=MAX-1</text:p>
      <text:p text:style-name="P11"><text:tab/>print full and exit</text:p>
      <text:p text:style-name="P11">4.if front = rear = -1</text:p>
      <text:p text:style-name="P11"><text:tab/>front= rear = 0</text:p>
      <text:p text:style-name="P11"><text:s text:c="3"/>else</text:p>
      <text:p text:style-name="P11"><text:tab/>rear = rear + 1 </text:p>
      <text:p text:style-name="P11">5. A[MAX] = item</text:p>
      <text:p text:style-name="P11">6.End</text:p>
      <text:p text:style-name="P11"/>
      <text:p text:style-name="P11">Dequeue</text:p>
      <text:p text:style-name="P11">1.start</text:p>
      <text:p text:style-name="P11">2.if front =-1 or front&gt;rear</text:p>
      <text:p text:style-name="P11"><text:tab/>print empty and exit</text:p>
      <text:p text:style-name="P11"><text:s text:c="4"/>else if front = rear</text:p>
      <text:p text:style-name="P11"><text:tab/>rear= front= -1</text:p>
      <text:p text:style-name="P11"><text:s text:c="4"/>else</text:p>
      <text:p text:style-name="P11"><text:tab/>front = front + 1</text:p>
      <text:p text:style-name="P3"><text:span text:style-name="T2">3. </text:span><text:span text:style-name="T3">A[MAX] = item</text:span></text:p>
      <text:p text:style-name="P12">4.En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4"><text:span text:style-name="T2">2.</text:span><text:span text:style-name="T4">Perform enqueue and dequeue operation in circular queue</text:span></text:p>
      <text:p text:style-name="P13"/>
      <text:p text:style-name="P13">enqueue</text:p>
      <text:p text:style-name="P13">1.start</text:p>
      <text:p text:style-name="P13">2.initialize front=rear=-1, A[MAX]</text:p>
      <text:p text:style-name="P13">3.if(front==0 &amp;&amp; rear = MAX -1 || front = rear +1)</text:p>
      <text:p text:style-name="P13"><text:tab/>print full and exit</text:p>
      <text:p text:style-name="P13">4. if (front =rear=-1)</text:p>
      <text:p text:style-name="P13"><text:tab/>front=rear=0</text:p>
      <text:p text:style-name="P13"><text:s text:c="4"/>else if(rear = MAX -1 &amp;&amp; front !=0)</text:p>
      <text:p text:style-name="P13"><text:tab/>rear = 0</text:p>
      <text:p text:style-name="P13"><text:s text:c="4"/>else</text:p>
      <text:p text:style-name="P5"><text:span text:style-name="T2"><text:tab/>rear = </text:span><text:span text:style-name="T5">(</text:span><text:span text:style-name="T2">rear+ 1</text:span><text:span text:style-name="T5">)% MAX</text:span></text:p>
      <text:p text:style-name="P13">5.End</text:p>
      <text:p text:style-name="P13"/>
      <text:p text:style-name="P13">dequeue</text:p>
      <text:p text:style-name="P13">1.start</text:p>
      <text:p text:style-name="P5"><text:span text:style-name="T2">2.</text:span><text:span text:style-name="T5">if front = -1</text:span></text:p>
      <text:p text:style-name="P14"><text:tab/>print empty and exit</text:p>
      <text:p text:style-name="P15">3. item_del = A[front]</text:p>
      <text:p text:style-name="P15">4.if front = rear</text:p>
      <text:p text:style-name="P15"><text:tab/>front= rear = -1</text:p>
      <text:p text:style-name="P15"><text:s text:c="3"/>else{</text:p>
      <text:p text:style-name="P15"><text:tab/>if front= MAX -1</text:p>
      <text:p text:style-name="P15"><text:tab/><text:tab/>front = 0</text:p>
      <text:p text:style-name="P15"><text:tab/>else front = (front + 1)%MAX</text:p>
      <text:p text:style-name="P15"><text:s text:c="3"/>}</text:p>
      <text:p text:style-name="P15">5.end</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6">3.operation in double ended queue</text:p>
      <text:p text:style-name="P16"/>
      <text:p text:style-name="P16">insert at beginning</text:p>
      <text:p text:style-name="P16"/>
      <text:p text:style-name="P16">1.start</text:p>
      <text:p text:style-name="P16">2.if(front=0 and rear=MAX -1 or front=rear+1)</text:p>
      <text:p text:style-name="P16"><text:tab/>print queue is full</text:p>
      <text:p text:style-name="P16"><text:s text:c="2"/>else if(front = -1 and rear = -1)</text:p>
      <text:p text:style-name="P16"><text:tab/>front=rear=0</text:p>
      <text:p text:style-name="P16"><text:tab/>A[front] = item</text:p>
      <text:p text:style-name="P16"><text:s text:c="2"/>else if(front=0)</text:p>
      <text:p text:style-name="P16"><text:tab/>front=MAX-1</text:p>
      <text:p text:style-name="P16"><text:tab/>A[front] = item</text:p>
      <text:p text:style-name="P16"><text:s text:c="3"/>else </text:p>
      <text:p text:style-name="P16"><text:tab/>front--</text:p>
      <text:p text:style-name="P16"><text:tab/>A[front] = item</text:p>
      <text:p text:style-name="P16">3.end</text:p>
      <text:p text:style-name="P16"/>
      <text:p text:style-name="P16"/>
      <text:p text:style-name="P16"/>
      <text:p text:style-name="P16">insert at end</text:p>
      <text:p text:style-name="P16"/>
      <text:p text:style-name="P16">1.start</text:p>
      <text:p text:style-name="P16">2.if(front=0 and rear=MAX -1 or front=rear+1)</text:p>
      <text:p text:style-name="P16"><text:tab/>print queue is full</text:p>
      <text:p text:style-name="P16"><text:s text:c="2"/>else if(front = -1 and rear = -1)</text:p>
      <text:p text:style-name="P16"><text:tab/>front=rear=0</text:p>
      <text:p text:style-name="P18"><text:span text:style-name="T10"><text:tab/>A[rear] = item</text:span></text:p>
      <text:p text:style-name="P18"><text:span text:style-name="T10"><text:s text:c="2"/>else if(rear=MAX -1)</text:span></text:p>
      <text:p text:style-name="P18"><text:span text:style-name="T10"><text:tab/>rear= 0 </text:span></text:p>
      <text:p text:style-name="P18"><text:span text:style-name="T10"><text:tab/>A[rear] = item</text:span></text:p>
      <text:p text:style-name="P18"><text:span text:style-name="T10"><text:s text:c="2"/>else</text:span></text:p>
      <text:p text:style-name="P18"><text:span text:style-name="T10"><text:tab/>rear++</text:span></text:p>
      <text:p text:style-name="P18"><text:span text:style-name="T10"><text:tab/>A[rear] = item</text:span></text:p>
      <text:p text:style-name="P19"><text:span text:style-name="T7">3.end</text:span></text:p>
      <text:p text:style-name="P19"><text:span text:style-name="T7"/></text:p>
      <text:p text:style-name="P19"><text:soft-page-break/><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text:p>
      <text:p text:style-name="P19"><text:span text:style-name="T7">Delete from front</text:span></text:p>
      <text:p text:style-name="P19"><text:span text:style-name="T7"/></text:p>
      <text:p text:style-name="P19"><text:span text:style-name="T7">1.start</text:span></text:p>
      <text:p text:style-name="P19"><text:span text:style-name="T7">2.if(front =-1 and rear= -1)</text:span></text:p>
      <text:p text:style-name="P19"><text:span text:style-name="T7"><text:tab/>print underflow condition</text:span></text:p>
      <text:p text:style-name="P19"><text:span text:style-name="T7"><text:s text:c="2"/>else if(front= rear)</text:span></text:p>
      <text:p text:style-name="P19"><text:span text:style-name="T7"><text:tab/>front=rear=-1</text:span></text:p>
      <text:p text:style-name="P19"><text:span text:style-name="T7"><text:s text:c="2"/>else if(front = MAX -1)</text:span></text:p>
      <text:p text:style-name="P19"><text:span text:style-name="T7"><text:tab/>front =0</text:span></text:p>
      <text:p text:style-name="P19"><text:span text:style-name="T7"><text:s text:c="2"/>else </text:span></text:p>
      <text:p text:style-name="P19"><text:span text:style-name="T7"><text:tab/>front++</text:span></text:p>
      <text:p text:style-name="P19"><text:span text:style-name="T7">3.end</text:span></text:p>
      <text:p text:style-name="P19"><text:span text:style-name="T7"/></text:p>
      <text:p text:style-name="P20"><text:span text:style-name="T7">Delete from end</text:span></text:p>
      <text:p text:style-name="P20"><text:span text:style-name="T7"/></text:p>
      <text:p text:style-name="P20"><text:span text:style-name="T7">1.start</text:span></text:p>
      <text:p text:style-name="P20"><text:span text:style-name="T7">2.if(front=-1 and rear=-1)</text:span></text:p>
      <text:p text:style-name="P20"><text:span text:style-name="T7"><text:tab/>print underflow condition</text:span></text:p>
      <text:p text:style-name="P20"><text:span text:style-name="T7"><text:s text:c="2"/>else if(front = rear)</text:span></text:p>
      <text:p text:style-name="P20"><text:span text:style-name="T7"><text:tab/>front=rear = -1</text:span></text:p>
      <text:p text:style-name="P20"><text:span text:style-name="T7"><text:s text:c="2"/>else if(rear = 0)</text:span></text:p>
      <text:p text:style-name="P20"><text:span text:style-name="T7"><text:tab/>rear = MAX -1</text:span></text:p>
      <text:p text:style-name="P20"><text:span text:style-name="T7"><text:s text:c="2"/>else</text:span></text:p>
      <text:p text:style-name="P20"><text:span text:style-name="T7"><text:tab/>rear --</text:span></text:p>
      <text:p text:style-name="P18"><text:span text:style-name="T10"><text:s text:c="2"/></text:span><text:span text:style-name="T11">3.e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Label_20_1" style:display-name="ListLabel 1" style:family="text">
      <style:text-properties style:font-name="Calibri" fo:font-family="Calibri" style:font-family-generic="roman" style:font-pitch="variable" fo:font-size="20pt" fo:font-weight="bold"/>
    </style:style>
    <style:style style:name="ListLabel_20_2" style:display-name="ListLabel 2" style:family="text">
      <style:text-properties style:font-name="Calibri" fo:font-family="Calibri" style:font-family-generic="roman" style:font-pitch="variable" fo:font-size="20pt" fo:font-weight="bold"/>
    </style:style>
    <style:style style:name="ListLabel_20_3" style:display-name="ListLabel 3" style:family="text">
      <style:text-properties style:font-name="Calibri" fo:font-family="Calibri" style:font-family-generic="roman" style:font-pitch="variable" fo:font-size="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bullet text:level="1" text:style-name="ListLabel_20_2"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bullet text:level="1" text:style-name="ListLabel_20_3"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4T19:31:59.584000000</meta:creation-date>
    <dc:date>2020-09-17T13:01:04.608000000</dc:date>
    <meta:editing-duration>PT24M1S</meta:editing-duration>
    <meta:editing-cycles>4</meta:editing-cycles>
    <meta:generator>LibreOffice/7.0.0.3$Windows_X86_64 LibreOffice_project/8061b3e9204bef6b321a21033174034a5e2ea88e</meta:generator>
    <meta:document-statistic meta:table-count="0" meta:image-count="0" meta:object-count="0" meta:page-count="5" meta:paragraph-count="110" meta:word-count="471" meta:character-count="2644" meta:non-whitespace-character-count="2172"/>
  </office:meta>
</office:document-meta>
</file>